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1bc787" officeooo:paragraph-rsid="001bc787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bc787" officeooo:paragraph-rsid="001bc787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officeooo:rsid="00212afb" officeooo:paragraph-rsid="00212afb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officeooo:paragraph-rsid="001bc787"/>
    </style:style>
    <style:style style:name="P5" style:family="paragraph" style:parent-style-name="Standard">
      <style:paragraph-properties fo:text-align="start" style:justify-single-word="false"/>
      <style:text-properties officeooo:paragraph-rsid="00212afb"/>
    </style:style>
    <style:style style:name="P6" style:family="paragraph" style:parent-style-name="Standard">
      <style:paragraph-properties fo:text-align="start" style:justify-single-word="false"/>
      <style:text-properties officeooo:rsid="001ed22b" officeooo:paragraph-rsid="001ed22b"/>
    </style:style>
    <style:style style:name="P7" style:family="paragraph" style:parent-style-name="Standard">
      <style:paragraph-properties fo:text-align="start" style:justify-single-word="false"/>
      <style:text-properties fo:font-size="12.5pt" fo:font-weight="bold" officeooo:rsid="001bc787" officeooo:paragraph-rsid="001bc787" style:font-size-asian="12.5pt" style:font-weight-asian="bold" style:font-size-complex="12.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.5pt" fo:font-weight="normal" officeooo:rsid="001bc787" officeooo:paragraph-rsid="001bc787" style:font-size-asian="12.5pt" style:font-weight-asian="normal" style:font-size-complex="12.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.5pt" fo:font-weight="normal" officeooo:rsid="001ed22b" officeooo:paragraph-rsid="001ed22b" style:font-size-asian="12.5pt" style:font-weight-asian="normal" style:font-size-complex="12.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.5pt" style:text-underline-style="none" fo:font-weight="bold" officeooo:rsid="001bc787" officeooo:paragraph-rsid="001bc787" style:font-size-asian="12.5pt" style:font-weight-asian="bold" style:font-size-complex="12.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.5pt" officeooo:paragraph-rsid="001bc787" style:font-size-asian="12.5pt" style:font-size-complex="12.5pt"/>
    </style:style>
    <style:style style:name="P12" style:family="paragraph" style:parent-style-name="Standard">
      <style:paragraph-properties fo:text-align="start" style:justify-single-word="false"/>
      <style:text-properties fo:font-size="12.5pt" officeooo:paragraph-rsid="00212afb" style:font-size-asian="12.5pt" style:font-size-complex="12.5pt"/>
    </style:style>
    <style:style style:name="P13" style:family="paragraph" style:parent-style-name="Standard">
      <style:paragraph-properties fo:text-align="start" style:justify-single-word="false"/>
      <style:text-properties fo:font-size="12.5pt" officeooo:rsid="001ed22b" officeooo:paragraph-rsid="001ed22b" style:font-size-asian="12.5pt" style:font-size-complex="12.5pt"/>
    </style:style>
    <style:style style:name="P14" style:family="paragraph" style:parent-style-name="Standard">
      <style:paragraph-properties fo:text-align="start" style:justify-single-word="false"/>
      <style:text-properties fo:font-size="12.5pt" officeooo:rsid="001ed22b" officeooo:paragraph-rsid="00212afb" style:font-size-asian="12.5pt" style:font-size-complex="12.5pt"/>
    </style:style>
    <style:style style:name="P15" style:family="paragraph" style:parent-style-name="Standard">
      <style:paragraph-properties fo:text-align="start" style:justify-single-word="false"/>
      <style:text-properties fo:font-size="12.5pt" officeooo:rsid="00212afb" officeooo:paragraph-rsid="00212afb" style:font-size-asian="12.5pt" style:font-size-complex="12.5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bc787" style:font-size-asian="12.25pt" style:font-weight-asian="normal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1ed22b"/>
    </style:style>
    <style:style style:name="T6" style:family="text">
      <style:text-properties style:text-underline-style="non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normal" style:font-size-asian="12.25pt" style:font-weight-asian="normal" style:font-weight-complex="normal"/>
    </style:style>
    <style:style style:name="T9" style:family="text">
      <style:text-properties fo:font-weight="normal" officeooo:rsid="001bc787" style:font-size-asian="12.25pt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bc787" style:font-weight-asian="normal" style:font-weight-complex="normal"/>
    </style:style>
    <style:style style:name="T12" style:family="text">
      <style:text-properties officeooo:rsid="00212afb"/>
    </style:style>
    <style:style style:name="T13" style:family="text">
      <style:text-properties fo:font-size="13.5pt" style:font-size-asian="13.5pt" style:font-size-complex="13.5pt"/>
    </style:style>
    <style:style style:name="T14" style:family="text">
      <style:text-properties fo:font-size="13.5pt" fo:font-style="normal" style:font-size-asian="13.5pt" style:font-style-asian="normal" style:font-size-complex="13.5pt" style:font-style-complex="normal"/>
    </style:style>
    <style:style style:name="T15" style:family="text">
      <style:text-properties fo:font-size="13.5pt" fo:font-weight="normal" officeooo:rsid="001bc787" style:font-size-asian="13.5pt" style:font-weight-asian="normal" style:font-size-complex="13.5pt" style:font-weight-complex="normal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3pt" fo:font-style="normal" style:font-size-asian="13pt" style:font-style-asian="normal" style:font-size-complex="13pt" style:font-style-complex="normal"/>
    </style:style>
    <style:style style:name="T18" style:family="text">
      <style:text-properties fo:font-size="13pt" fo:font-weight="normal" officeooo:rsid="001bc787" style:font-size-asian="13pt" style:font-weight-asian="normal" style:font-size-complex="13pt" style:font-weight-complex="normal"/>
    </style:style>
    <style:style style:name="T19" style:family="text">
      <style:text-properties fo:font-size="12.5pt" style:font-size-asian="12.5pt" style:font-size-complex="12.5pt"/>
    </style:style>
    <style:style style:name="T20" style:family="text">
      <style:text-properties fo:font-size="12.5pt" fo:font-style="normal" style:font-size-asian="12.5pt" style:font-style-asian="normal" style:font-size-complex="12.5pt" style:font-style-complex="normal"/>
    </style:style>
    <style:style style:name="T21" style:family="text">
      <style:text-properties fo:font-size="12.5pt" fo:font-weight="normal" officeooo:rsid="001bc787" style:font-size-asian="12.5pt" style:font-weight-asian="normal" style:font-size-complex="12.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duino Uno Quadrocopter: DIY</text:p>
      <text:p text:style-name="P2"/>
      <text:p text:style-name="P7">Gehäuse:</text:p>
      <text:p text:style-name="P8"/>
      <text:p text:style-name="P8">- 4 Arme: je 5h 30min; 43 Gramm</text:p>
      <text:p text:style-name="P8">- Untere Platte: 3h 35min; 32 Gramm</text:p>
      <text:p text:style-name="P8">- Obere Platte: 1h 56min; 17 Gramm</text:p>
      <text:p text:style-name="P8"/>
      <text:p text:style-name="P8">=&gt; 26h 31min; 221 Gramm; <text:span text:style-name="T5">(</text:span>6,62€<text:span text:style-name="T5">)</text:span></text:p>
      <text:p text:style-name="P8"/>
      <text:p text:style-name="P8"/>
      <text:p text:style-name="P10">Hardware:</text:p>
      <text:p text:style-name="P8"/>
      <text:p text:style-name="P2"><text:span text:style-name="T20">Motoren/Speed Controller</text:span><text:span text:style-name="T19">: </text:span><text:a xlink:type="simple" xlink:href="https://www.amazon.de/1000KV-Brushless-Motors-Motor-Controller-Flugzeuge-Quadcopter/dp/B00CTDLX98"><text:span text:style-name="T19">https://www.amazon.de/1000KV-Brushless-Motors-Motor-Controller-Flugzeuge-Quadcopter/dp/B00CTDLX98</text:span></text:a></text:p>
      <text:p text:style-name="P8"/>
      <text:p text:style-name="P9">= 36€</text:p>
      <text:p text:style-name="P8"/>
      <text:p text:style-name="P2"><text:span text:style-name="T19">Gyroscope: </text:span><text:a xlink:type="simple" xlink:href="http://www.dx.com/p/gy-521-mpu6050-3-axis-acceleration-gyroscope-6dof-module-blue-154602?Utm_rid=78761898&amp;Utm_source=affiliate"><text:span text:style-name="T19">http://www.dx.com/p/gy-521-mpu6050-3-axis-acceleration-gyroscope-6dof-module-blue-154602?Utm_rid=78761898&amp;Utm_source=affiliate</text:span></text:a></text:p>
      <text:p text:style-name="P8"/>
      <text:p text:style-name="P9">= 3,32€</text:p>
      <text:p text:style-name="P8"/>
      <text:p text:style-name="P2"><text:span text:style-name="T19">Akku 11,1V 2200mAh: </text:span><text:a xlink:type="simple" xlink:href="http://www.dx.com/p/11-1v-2200mah-30c-li-polymer-battery-pack-for-450-helicopter-dji-phantom-1-450-quadcopter-366131?Utm_rid=78761898&amp;Utm_source=affiliate"><text:span text:style-name="T19">http://www.dx.com/p/11-1v-2200mah-30c-li-polymer-battery-pack-for-450-helicopter-dji-phantom-1-450-quadcopter-366131?Utm_rid=78761898&amp;Utm_source=affiliate</text:span></text:a></text:p>
      <text:p text:style-name="P8"/>
      <text:p text:style-name="P9">= 20,05€</text:p>
      <text:p text:style-name="P11"/>
      <text:p text:style-name="P6"><text:span text:style-name="T19">Propeller: </text:span><text:a xlink:type="simple" xlink:href="http://www.hobbyking.com/hobbyking/store/__45370__Turnigy_DJI_and_Walkera_Style_Propeller_8x4_5_Black_CCW_4pcs_.html"><text:span text:style-name="T19">http://www.hobbyking.com/hobbyking/store/__45370__Turnigy_DJI_and_Walkera_Style_Propeller_8x4_5_Black_CCW_4pcs_.html</text:span></text:a></text:p>
      <text:p text:style-name="P13"/>
      <text:p text:style-name="P13">= 3,01€</text:p>
      <text:p text:style-name="P13"/>
      <text:p text:style-name="P3"><text:span text:style-name="T19">Potentiometer: </text:span><text:a xlink:type="simple" xlink:href="https://www.conrad.de/de/leitplastik-potentiometer-mono-10-k-tt-electronics-ab-p160knp-0fc20-b-10-kr-1-st-452867.html"><text:span text:style-name="T19">https://www.conrad.de/de/leitplastik-potentiometer-mono-10-k-tt-electronics-ab-p160knp-0fc20-b-10-kr-1-st-452867.html</text:span></text:a></text:p>
      <text:p text:style-name="P15"/>
      <text:p text:style-name="P15">= 0,86€</text:p>
      <text:p text:style-name="P13"/>
      <text:p text:style-name="P5"><text:span text:style-name="T21">Empfänger für Arduino + Fernsteuerung: </text:span><text:a xlink:type="simple" xlink:href="http://www.dx.com/p/flysky-fs-t6-2-4ghz-6-ch-2-9-lcd-tx-transmitter-rx-receiver-radio-control-system-black-8-x-aa-178448?Utm_rid=78761898&amp;Utm_source=affiliate"><text:span text:style-name="T21">http://www.dx.com/p/flysky-fs-t6-2-4ghz-6-ch-2-9-lcd-tx-transmitter-rx-receiver-radio-control-system-black-8-x-aa-178448?Utm_rid=78761898&amp;Utm_source=affiliate</text:span></text:a></text:p>
      <text:p text:style-name="P12"><text:span text:style-name="T11"/></text:p>
      <text:p text:style-name="P14"><text:span text:style-name="T11">= </text:span><text:span text:style-name="T10">60,53€</text:span></text:p>
      <text:p text:style-name="P13"/>
      <text:p text:style-name="P13"/>
      <text:p text:style-name="P9">==&gt; 6<text:span text:style-name="T12">3</text:span>,<text:span text:style-name="T12">24</text:span>€ (ohne Fernsteuerung)</text:p>
      <text:p text:style-name="P9"><text:s text:c="8"/>12<text:span text:style-name="T12">3</text:span>,<text:span text:style-name="T12">77</text:span>€ (mit Fernsteuerung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5:35:51.365000000</meta:creation-date>
    <dc:date>2016-09-14T16:47:07.652000000</dc:date>
    <meta:editing-duration>PT25M44S</meta:editing-duration>
    <meta:editing-cycles>2</meta:editing-cycles>
    <meta:generator>LibreOffice/4.2.8.2$Windows_x86 LibreOffice_project/48d50dbfc06349262c9d50868e5c1f630a573ebd</meta:generator>
    <meta:document-statistic meta:table-count="0" meta:image-count="0" meta:object-count="0" meta:page-count="1" meta:paragraph-count="21" meta:word-count="72" meta:character-count="1176" meta:non-whitespace-character-count="1117"/>
  </office:meta>
</office:document-meta>
</file>